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width="0.053cm" svg:stroke-color="#ff3838" draw:marker-start-width="0.279cm" draw:marker-end="Arrow" draw:marker-end-width="0.279cm" svg:stroke-opacity="20%" draw:fill="solid" draw:opacity="38%" draw:textarea-vertical-align="middle" fo:padding-top="0.151cm" fo:padding-bottom="0.151cm" fo:padding-left="0.276cm" fo:padding-right="0.276cm"/>
    </style:style>
    <style:style style:name="gr7" style:family="graphic" style:parent-style-name="Object_20_with_20_no_20_fill_20_and_20_no_20_line">
      <style:graphic-properties draw:opacity="100%" draw:textarea-horizontal-align="center" draw:textarea-vertical-align="middle" draw:ole-draw-aspect="1" style:protect="size"/>
    </style:style>
    <style:style style:name="gr8" style:family="graphic" style:parent-style-name="objectwithoutfill">
      <style:graphic-properties svg:stroke-width="0.053cm" svg:stroke-color="#00a933" draw:marker-start-width="0.279cm" draw:marker-end="Arrow" draw:marker-end-width="0.279cm" svg:stroke-opacity="100%" draw:fill="solid" draw:opacity="38%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0.303cm" fo:min-width="0.553cm"/>
    </style:style>
    <style:style style:name="gr10" style:family="graphic" style:parent-style-name="objectwithoutfill">
      <style:graphic-properties draw:stroke="dash" draw:stroke-dash="Dot" svg:stroke-color="#b2b2b2" svg:stroke-opacity="70%" draw:fill="solid" draw:opacity="32%" draw:textarea-vertical-align="middle"/>
    </style:style>
    <style:style style:name="gr11" style:family="graphic" style:parent-style-name="objectwithoutfill">
      <style:graphic-properties draw:stroke="dash" draw:stroke-dash="Dot" svg:stroke-color="#b2b2b2" svg:stroke-opacity="70%" draw:fill="solid" draw:textarea-vertical-align="middle"/>
    </style:style>
    <style:style style:name="gr12" style:family="graphic" style:parent-style-name="objectwithoutfill">
      <style:graphic-properties svg:stroke-width="0.035cm" svg:stroke-color="#666666" draw:marker-start="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opacity="38%"/>
      <style:paragraph-properties fo:text-align="center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loext:graphic-properties draw:fill-color="#ffffff" draw:opacity="80%"/>
      <style:paragraph-properties fo:text-align="center"/>
    </style:style>
    <style:style style:name="P8" style:family="paragraph">
      <loext:graphic-properties draw:fill="solid" draw:opacity="32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297cm" svg:y1="5.089cm" svg:x2="1.28cm" svg:y2="2.616cm">
          <text:p/>
        </draw:line>
        <draw:line draw:style-name="gr2" draw:text-style-name="P1" draw:layer="layout" svg:x1="1.277cm" svg:y1="5.082cm" svg:x2="3.75cm" svg:y2="5.065cm">
          <text:p/>
        </draw:line>
        <draw:custom-shape draw:style-name="gr3" draw:text-style-name="P2" draw:layer="layout" svg:width="0.206cm" svg:height="0.206cm" draw:transform="rotate (-0.677187749773801) translate (1.271cm 4.9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measurelines" svg:width="0.502cm" svg:height="1.187cm" svg:x="4.096cm" svg:y="4.474cm">
          <draw:text-box>
            <text:p/>
          </draw:text-box>
        </draw:frame>
        <draw:frame draw:style-name="gr5" draw:text-style-name="P4" draw:layer="measurelines" svg:width="0.563cm" svg:height="0.53cm" svg:x="2.35cm" svg:y="5.0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measurelines" svg:width="0.598cm" svg:height="0.53cm" svg:x="0.672cm" svg:y="3.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measurelines" svg:width="0.517cm" svg:height="0.47cm" svg:x="0.808cm" svg:y="5.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5" draw:layer="layout" svg:x1="4.691cm" svg:y1="2.763cm" svg:x2="7.164cm" svg:y2="2.746cm">
          <text:p/>
        </draw:line>
        <draw:frame draw:style-name="gr7" draw:text-style-name="P6" draw:layer="measurelines" svg:width="0.563cm" svg:height="0.53cm" svg:x="6.106cm" svg:y="2.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4" draw:layer="measurelines" svg:width="0.529cm" svg:height="0.47cm" svg:x="4.222cm" svg:y="2.85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8" draw:text-style-name="P5" draw:layer="layout" svg:x1="4.718cm" svg:y1="2.762cm" svg:x2="2.972cm" svg:y2="1.01cm">
          <text:p/>
        </draw:line>
        <draw:line draw:style-name="gr2" draw:text-style-name="P1" draw:layer="layout" svg:x1="4.698cm" svg:y1="2.772cm" svg:x2="6.45cm" svg:y2="1.026cm">
          <text:p/>
        </draw:line>
        <draw:custom-shape draw:style-name="gr3" draw:text-style-name="P2" draw:layer="layout" svg:width="0.206cm" svg:height="0.206cm" draw:transform="rotate (-0.677187749773801) translate (5.923cm 0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measurelines" svg:width="0.563cm" svg:height="0.53cm" svg:x="5.901cm" svg:y="1.50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6" draw:layer="measurelines" svg:width="0.598cm" svg:height="0.53cm" svg:x="2.943cm" svg:y="1.5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9" draw:text-style-name="P7" draw:layer="layout" svg:width="1.053cm" svg:height="0.553cm" svg:x="5.643cm" svg:y="2.824cm">
          <text:p/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3.747cm" svg:y1="5.08cm" svg:x2="7.165cm" svg:y2="2.752cm">
          <text:p/>
        </draw:line>
        <draw:line draw:style-name="gr11" draw:text-style-name="P1" draw:layer="layout" svg:x1="1.323cm" svg:y1="5.048cm" svg:x2="4.741cm" svg:y2="2.72cm">
          <text:p/>
        </draw:line>
        <draw:frame draw:style-name="gr5" draw:text-style-name="P4" draw:layer="measurelines" svg:width="0.496cm" svg:height="0.47cm" svg:x="5.46cm" svg:y="0.4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path draw:style-name="gr12" draw:text-style-name="P1" draw:layer="layout" svg:width="0.652cm" svg:height="0.355cm" draw:transform="skewX (-0.146956723017922) rotate (2.29912222365213) translate (5.88145835407587cm 2.64514335053203cm)" svg:viewBox="0 0 653 356" svg:d="M653 356c-594-2-653-356-653-356">
          <text:p/>
        </draw:path>
        <draw:frame draw:style-name="gr13" draw:text-style-name="P4" draw:layer="layout" svg:width="0.487cm" svg:height="0.242cm" draw:transform="rotate (0.00767944870877505) translate (5.907cm 2.261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36:07.809007031</meta:creation-date>
    <dc:date>2022-01-18T22:29:23.039853320</dc:date>
    <meta:editing-duration>PT9M13S</meta:editing-duration>
    <meta:editing-cycles>4</meta:editing-cycles>
    <meta:generator>LibreOffice/6.4.7.2$Linux_X86_64 LibreOffice_project/4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over accent="true">
      <msub>
        <mi>x</mi>
        <mn>1</mn>
      </msub>
      <mo stretchy="false">⃗</mo>
    </mover>
    <annotation encoding="StarMath 5.0">vec x_1</annotation>
  </semantics>
</math>
</file>

<file path=Object 2/content.xml><?xml version="1.0" encoding="utf-8"?>
<math xmlns="http://www.w3.org/1998/Math/MathML" display="block">
  <semantics>
    <mover accent="true">
      <msub>
        <mi>y</mi>
        <mn>1</mn>
      </msub>
      <mo stretchy="false">⃗</mo>
    </mover>
    <annotation encoding="StarMath 5.0">vec y_1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over accent="true">
      <msub>
        <mi>x</mi>
        <mn>1</mn>
      </msub>
      <mo stretchy="false">⃗</mo>
    </mover>
    <annotation encoding="StarMath 5.0">vec x_1</annotation>
  </semantics>
</math>
</file>

<file path=Object 5/content.xml><?xml version="1.0" encoding="utf-8"?>
<math xmlns="http://www.w3.org/1998/Math/MathML" display="block">
  <semantics>
    <mi>α</mi>
    <annotation encoding="StarMath 5.0">%alpha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over accent="true">
      <msub>
        <mi>x</mi>
        <mn>2</mn>
      </msub>
      <mo stretchy="false">⃗</mo>
    </mover>
    <annotation encoding="StarMath 5.0">vec x_2</annotation>
  </semantics>
</math>
</file>

<file path=Object 8/content.xml><?xml version="1.0" encoding="utf-8"?>
<math xmlns="http://www.w3.org/1998/Math/MathML" display="block">
  <semantics>
    <mover accent="true">
      <msub>
        <mi>y</mi>
        <mn>2</mn>
      </msub>
      <mo stretchy="false">⃗</mo>
    </mover>
    <annotation encoding="StarMath 5.0">vec y_2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